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ount.setBannerOpt( boolean banner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isBannerO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BannerOpt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ount.getLangP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FavCategory( String fav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LangPref( String langP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Bann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UserId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BannerData( String banner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Fav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isMyListO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getMyList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ount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A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count.setBannerOptState( int bannerO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count.setMyListOpt( boolean myListO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.setMyListState( int myListO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